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line-height="150%" fo:text-indent="1cm" style:auto-text-indent="false" style:page-number="auto"/>
      <style:text-properties fo:font-size="14pt" officeooo:rsid="00170e73" officeooo:paragraph-rsid="00170e73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indent="1cm" style:auto-text-indent="false"/>
      <style:text-properties fo:font-size="14pt" officeooo:rsid="00170e73" officeooo:paragraph-rsid="00170e73" style:font-size-asian="12.25pt" style:font-size-complex="14pt"/>
    </style:style>
    <style:style style:name="P3" style:family="paragraph" style:parent-style-name="Standard" style:list-style-name="L1">
      <style:paragraph-properties fo:margin-left="0cm" fo:margin-right="0cm" fo:line-height="150%" fo:text-indent="1cm" style:auto-text-indent="false"/>
      <style:text-properties fo:font-size="14pt" officeooo:rsid="00170e73" officeooo:paragraph-rsid="00170e73" style:font-size-asian="12.25pt" style:font-size-complex="14pt"/>
    </style:style>
    <style:style style:name="P4" style:family="paragraph" style:parent-style-name="Standard" style:list-style-name="L2">
      <style:paragraph-properties fo:margin-left="0cm" fo:margin-right="0cm" fo:line-height="150%" fo:text-indent="1cm" style:auto-text-indent="false"/>
      <style:text-properties fo:font-size="14pt" fo:font-weight="bold" officeooo:rsid="00180add" officeooo:paragraph-rsid="00180ad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50%" fo:text-indent="1cm" style:auto-text-indent="false"/>
      <style:text-properties fo:font-size="14pt" fo:font-weight="normal" officeooo:rsid="00180add" officeooo:paragraph-rsid="00180add" style:font-size-asian="12.25pt" style:font-weight-asian="normal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адии планирования</text:p>
      <text:list xml:id="list5006008511141231780" text:style-name="L1">
        <text:list-item>
          <text:list>
            <text:list-item>
              <text:p text:style-name="P3">Анализ ситуации;</text:p>
            </text:list-item>
            <text:list-item>
              <text:p text:style-name="P3">Синтез целей;</text:p>
            </text:list-item>
            <text:list-item>
              <text:p text:style-name="P3">Разработка мероприятий, необходимых для достижения целей;</text:p>
            </text:list-item>
            <text:list-item>
              <text:p text:style-name="P3">Составление плана работ;</text:p>
            </text:list-item>
            <text:list-item>
              <text:p text:style-name="P3">Исполнение плана в соответствии со сроками.</text:p>
            </text:list-item>
          </text:list>
        </text:list-item>
      </text:list>
      <text:p text:style-name="P2"/>
      <text:list xml:id="list2675026885770661779" text:style-name="L2">
        <text:list-item>
          <text:list>
            <text:list-item>
              <text:p text:style-name="P4">Анализ ситуации.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1:03:40.140231102</meta:creation-date>
    <dc:date>2015-06-17T17:29:19.705210600</dc:date>
    <meta:editing-duration>PT2H55M19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7" meta:word-count="29" meta:character-count="200" meta:non-whitespace-character-count="184"/>
  </office:meta>
</office:document-meta>
</file>